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Experiment 6 Lenses 200 (21 Bildpaare)</text:p>
          </table:table-cell>
          <table:table-cell office:value-type="string" calcext:value-type="string">
            <text:p>Experiment 6 Lenses 500 (11 Bildpaare)</text:p>
          </table:table-cell>
          <table:table-cell office:value-type="string" calcext:value-type="string">
            <text:p>Experiment 6 Lenses 1500 (14 Bildpaare)</text:p>
          </table:table-cell>
          <table:table-cell office:value-type="string" calcext:value-type="string">
            <text:p>Lenses Set 1 (10 Bildpaare)</text:p>
          </table:table-cell>
          <table:table-cell office:value-type="string" calcext:value-type="string">
            <text:p>Lenses Set 2 (5 Bildpaare)</text:p>
          </table:table-cell>
          <table:table-cell office:value-type="string" calcext:value-type="string">
            <text:p>Lenses Set 3 (1 Bildpaar)</text:p>
          </table:table-cell>
          <table:table-cell office:value-type="string" calcext:value-type="string">
            <text:p>Lenses Set 3 (2 Bildpaare)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1539480117399" calcext:value-type="float">
            <text:p>1.01539480117399</text:p>
          </table:table-cell>
          <table:table-cell office:value-type="float" office:value="1.01726195860159" calcext:value-type="float">
            <text:p>1.01726195860159</text:p>
          </table:table-cell>
          <table:table-cell office:value-type="float" office:value="1.01115023858199" calcext:value-type="float">
            <text:p>1.01115023858199</text:p>
          </table:table-cell>
          <table:table-cell office:value-type="float" office:value="1.03557711748221" calcext:value-type="float">
            <text:p>1.03557711748221</text:p>
          </table:table-cell>
          <table:table-cell office:value-type="float" office:value="1.01793436688222" calcext:value-type="float">
            <text:p>1.01793436688222</text:p>
          </table:table-cell>
          <table:table-cell office:value-type="float" office:value="1.01454252528083" calcext:value-type="float">
            <text:p>1.01454252528083</text:p>
          </table:table-cell>
          <table:table-cell office:value-type="float" office:value="1.00764681560757" calcext:value-type="float">
            <text:p>1.00764681560757</text:p>
          </table:table-cell>
          <table:table-cell table:number-columns-repeated="2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9.07637357726" calcext:value-type="float">
            <text:p>349.07637357726</text:p>
          </table:table-cell>
          <table:table-cell office:value-type="float" office:value="177.00518603322" calcext:value-type="float">
            <text:p>177.00518603322</text:p>
          </table:table-cell>
          <table:table-cell office:value-type="float" office:value="327.57898230548" calcext:value-type="float">
            <text:p>327.57898230548</text:p>
          </table:table-cell>
          <table:table-cell office:value-type="float" office:value="1131.04541983638" calcext:value-type="float">
            <text:p>1131.04541983638</text:p>
          </table:table-cell>
          <table:table-cell office:value-type="float" office:value="607.91586923602" calcext:value-type="float">
            <text:p>607.91586923602</text:p>
          </table:table-cell>
          <table:table-cell office:value-type="float" office:value="198.5797443393" calcext:value-type="float">
            <text:p>198.5797443393</text:p>
          </table:table-cell>
          <table:table-cell office:value-type="float" office:value="284.05486340502" calcext:value-type="float">
            <text:p>284.05486340502</text:p>
          </table:table-cell>
          <table:table-cell/>
          <table:table-cell office:value-type="string" calcext:value-type="string">
            <text:p>intrinsics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3.7838889599" calcext:value-type="float">
            <text:p>343.7838889599</text:p>
          </table:table-cell>
          <table:table-cell office:value-type="float" office:value="174.00157799722" calcext:value-type="float">
            <text:p>174.00157799722</text:p>
          </table:table-cell>
          <table:table-cell office:value-type="float" office:value="323.96667656912" calcext:value-type="float">
            <text:p>323.96667656912</text:p>
          </table:table-cell>
          <table:table-cell office:value-type="float" office:value="1092.1885012159" calcext:value-type="float">
            <text:p>1092.1885012159</text:p>
          </table:table-cell>
          <table:table-cell office:value-type="float" office:value="597.20536904356" calcext:value-type="float">
            <text:p>597.20536904356</text:p>
          </table:table-cell>
          <table:table-cell office:value-type="float" office:value="195.73328804954" calcext:value-type="float">
            <text:p>195.73328804954</text:p>
          </table:table-cell>
          <table:table-cell office:value-type="float" office:value="281.89923195832" calcext:value-type="float">
            <text:p>281.89923195832</text:p>
          </table:table-cell>
          <table:table-cell/>
          <table:table-cell office:value-type="string" calcext:value-type="string">
            <text:p>compiled_new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formula="of:=[.B9]/[.B13]" office:value-type="float" office:value="1.01539480117399" calcext:value-type="float">
            <text:p>1.01539480117399</text:p>
          </table:table-cell>
          <table:table-cell table:formula="of:=[.C9]/[.C13]" office:value-type="float" office:value="1.01726195860159" calcext:value-type="float">
            <text:p>1.01726195860159</text:p>
          </table:table-cell>
          <table:table-cell table:formula="of:=[.D9]/[.D13]" office:value-type="float" office:value="1.01115023858199" calcext:value-type="float">
            <text:p>1.01115023858199</text:p>
          </table:table-cell>
          <table:table-cell table:formula="of:=[.E9]/[.E13]" office:value-type="float" office:value="1.03557711748221" calcext:value-type="float">
            <text:p>1.03557711748221</text:p>
          </table:table-cell>
          <table:table-cell table:formula="of:=[.F9]/[.F13]" office:value-type="float" office:value="1.01793436688222" calcext:value-type="float">
            <text:p>1.01793436688222</text:p>
          </table:table-cell>
          <table:table-cell table:formula="of:=[.G9]/[.G13]" office:value-type="float" office:value="1.01454252528083" calcext:value-type="float">
            <text:p>1.01454252528083</text:p>
          </table:table-cell>
          <table:table-cell table:formula="of:=[.H9]/[.H13]" office:value-type="float" office:value="1.00764681560757" calcext:value-type="float">
            <text:p>1.0076468156075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5:09:52.201068490</meta:creation-date>
    <dc:date>2018-02-26T15:12:26.396925609</dc:date>
    <meta:editing-duration>PT2M34S</meta:editing-duration>
    <meta:editing-cycles>1</meta:editing-cycles>
    <meta:document-statistic meta:table-count="1" meta:cell-count="40" meta:object-count="0"/>
    <meta:generator>LibreOffice/5.4.5.1$Linux_X86_64 LibreOffice_project/40m0$Build-1</meta:generator>
  </office:meta>
</office:document-meta>
</file>